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align="end" style:justify-single-word="false" fo:text-indent="-0.6in" style:auto-text-indent="false"/>
    </style:style>
    <style:style style:name="P2" style:family="paragraph" style:parent-style-name="Text_20_body">
      <style:paragraph-properties fo:margin-left="0.4925in" fo:margin-right="0in" fo:text-align="end" style:justify-single-word="false" fo:text-indent="-0.6in" style:auto-text-indent="false"/>
      <style:text-properties officeooo:paragraph-rsid="00163079"/>
    </style:style>
    <style:style style:name="P3" style:family="paragraph" style:parent-style-name="Heading_20_3">
      <style:paragraph-properties fo:margin-left="0.4925in" fo:margin-right="0in" fo:text-indent="-0.5in" style:auto-text-indent="false"/>
      <style:text-properties style:text-underline-style="none"/>
    </style:style>
    <style:style style:name="P4" style:family="paragraph" style:parent-style-name="Heading_20_4">
      <style:paragraph-properties fo:margin-left="0.4925in" fo:margin-right="0in" fo:text-align="end" style:justify-single-word="false" fo:text-indent="-0.6in" style:auto-text-indent="false"/>
    </style:style>
    <style:style style:name="T1" style:family="text">
      <style:text-properties officeooo:rsid="00163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1">信号</text:span></text:h>
      <text:h text:style-name="P4" text:outline-level="4"><text:span text:style-name="T1">Signal</text:span></text:h>
      <text:p text:style-name="P2"><text:span text:style-name="T1">原型：#include &lt;signal.h&gt;</text:span></text:p>
      <text:p text:style-name="P2"><text:span text:style-name="T1">typedef void (*sighandler_t)(int);</text:span></text:p>
      <text:p text:style-name="P2"><text:span text:style-name="T1">sighandler_t signal(int signum, sighandler_t handler);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46:47</dc:date>
    <dc:creator>Kevin </dc:creator>
    <meta:editing-duration>P0D</meta:editing-duration>
    <meta:editing-cycles>1</meta:editing-cycles>
    <meta:document-statistic meta:table-count="0" meta:image-count="0" meta:object-count="0" meta:page-count="1" meta:paragraph-count="5" meta:word-count="16" meta:character-count="119" meta:non-whitespace-character-count="111"/>
    <meta:generator>LibreOffice/4.0.2.2$Linux_x86 LibreOffice_project/400m0$Build-2</meta:generator>
  </office:meta>
</office:document-meta>
</file>